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officeooo:paragraph-rsid="001fdfac"/>
    </style:style>
    <style:style style:name="P1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0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1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1e92e" officeooo:paragraph-rsid="0021e92e" fo:background-color="#ffffff" style:font-size-asian="14pt" style:font-size-complex="14pt"/>
    </style:style>
    <style:style style:name="P2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4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5" style:family="paragraph" style:parent-style-name="Обычный_20_текст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fo:font-size="14pt" fo:font-weight="bold" officeooo:paragraph-rsid="0023b8a3" style:font-size-asian="14pt" style:font-weight-asian="bold" style:font-size-complex="14pt"/>
    </style:style>
    <style:style style:name="P26" style:family="paragraph" style:parent-style-name="Standard" style:master-page-name="Standard">
      <style:paragraph-properties style:page-number="auto"/>
      <style:text-properties officeooo:paragraph-rsid="001fdfac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9" style:family="paragraph" style:parent-style-name="Standard">
      <style:text-properties fo:font-size="14pt" officeooo:paragraph-rsid="001fdfa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ddc2" officeooo:paragraph-rsid="0024ddc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ddc2" officeooo:paragraph-rsid="0027995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ddc2" officeooo:paragraph-rsid="002830d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ddc2" officeooo:paragraph-rsid="002e9a3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4ddc2" officeooo:paragraph-rsid="0024ddc2" style:font-size-asian="14pt" style:font-size-complex="14pt"/>
    </style:style>
    <style:style style:name="P3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7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8" style:family="paragraph" style:parent-style-name="Text_20_body_20_indent">
      <style:paragraph-properties fo:margin-left="0in" fo:margin-right="0in" fo:text-align="start" style:justify-single-word="false" fo:text-indent="0.3937in" style:auto-text-indent="false"/>
      <style:text-properties fo:color="#000000" style:font-name="Calibri" fo:font-size="12pt" fo:language="ru" fo:country="RU" fo:font-style="normal" fo:font-weight="normal" officeooo:paragraph-rsid="0023cc8f" style:font-size-asian="12pt" style:font-style-asian="normal" style:font-weight-asian="normal" style:font-size-complex="14pt"/>
    </style:style>
    <style:style style:name="P39" style:family="paragraph" style:parent-style-name="Text_20_body_20_indent">
      <style:paragraph-properties fo:margin-left="0in" fo:margin-right="0in" fo:text-indent="0.3937in" style:auto-text-indent="false"/>
      <style:text-properties style:font-name="Calibri1" officeooo:paragraph-rsid="0023cc8f"/>
    </style:style>
    <style:style style:name="P40" style:family="paragraph" style:parent-style-name="Text_20_body_20_indent">
      <style:paragraph-properties fo:margin-left="0in" fo:margin-right="0in" fo:text-indent="0.3937in" style:auto-text-indent="false"/>
      <style:text-properties style:font-name="Calibri1" fo:font-size="12pt" fo:font-style="normal" fo:font-weight="normal" officeooo:paragraph-rsid="0023cc8f" style:font-size-asian="12pt" style:font-style-asian="normal" style:font-weight-asian="normal"/>
    </style:style>
    <style:style style:name="P4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fo:background-color="#ffffff" loext:char-shading-value="0" style:font-size-asian="14pt" style:font-weight-asian="bold"/>
    </style:style>
    <style:style style:name="T8" style:family="text">
      <style:text-properties fo:font-size="14pt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10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size="14pt" fo:background-color="#ffffff" loext:char-shading-value="0" style:font-size-asian="14pt" style:font-size-complex="14pt"/>
    </style:style>
    <style:style style:name="T12" style:family="text">
      <style:text-properties fo:font-size="14pt" officeooo:rsid="001fdfac" fo:background-color="#ffffff" loext:char-shading-value="0" style:font-size-asian="14pt" style:font-size-complex="14pt"/>
    </style:style>
    <style:style style:name="T13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4" style:family="text">
      <style:text-properties officeooo:rsid="0025d4e0"/>
    </style:style>
    <style:style style:name="T15" style:family="text">
      <style:text-properties officeooo:rsid="0027995e"/>
    </style:style>
    <style:style style:name="T16" style:family="text">
      <style:text-properties officeooo:rsid="002830d0"/>
    </style:style>
    <style:style style:name="T17" style:family="text">
      <style:text-properties officeooo:rsid="002e9a38"/>
    </style:style>
    <style:style style:name="T18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27">Министерство науки и высшего образования Российской Федерации</text:p>
            <text:p text:style-name="P27">Федеральное государственное бюджетное образовательное учреждение </text:p>
            <text:p text:style-name="P27">высшего образования</text:p>
            <text:p text:style-name="P36">«Московский государственный технический университет</text:p>
            <text:p text:style-name="P36">имени Н.Э. Баумана</text:p>
            <text:p text:style-name="P27">(национальный исследовательский университет)»</text:p>
            <text:p text:style-name="P27">(МГТУ им. Н.Э. Баумана)</text:p>
          </table:table-cell>
        </table:table-row>
      </table:table>
      <text:p text:style-name="P12"/>
      <text:p text:style-name="P2"/>
      <text:p text:style-name="P11"><text:span text:style-name="T1">ФАКУЛЬТЕТ </text:span><text:span text:style-name="T4">Информатика и системы управления</text:span></text:p>
      <text:p text:style-name="P3"/>
      <text:p text:style-name="P11"><text:span text:style-name="T1">КАФЕДРА </text:span><text:span text:style-name="T4">Компьютерные системы и сети (ИУ6)</text:span></text:p>
      <text:p text:style-name="P6"/>
      <text:p text:style-name="P11"><text:span text:style-name="T1">НАПРАВЛЕНИЕ ПОДГОТОВКИ <text:s/></text:span><text:span text:style-name="T6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18">бакалавры групп 1-3 и 6 – 09.03.01 Информатика и вычислительная техника;</text:span></text:p><text:p><text:span text:style-name="T18">бакалавры групп 4 и 5 – 09.03.03 Прикладная информатика;</text:span></text:p><text:p><text:span text:style-name="T18">магистры все – 09.04.01 Информатика и вычислительная техника</text:span></text:p></office:annotation></text:p>
      <text:p text:style-name="P7"/>
      <text:p text:style-name="P8"/>
      <text:h text:style-name="P2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5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8">лабораторной работе или домашнему заданию или др.</text:span></text:p></office:annotation><text:span text:style-name="T7">лабораторной работе</text:span><text:span text:style-name="T5"> </text:span><office:annotation-end office:name="__Annotation__25_2032870334"/><text:span text:style-name="T5">№ </text:span></text:p>
          </table:table-cell>
          <table:table-cell table:style-name="Table2.A1" office:value-type="string">
            <text:p text:style-name="P21">8</text:p>
          </table:table-cell>
        </table:table-row>
      </table:table>
      <text:h text:style-name="P22" text:outline-level="1"><draw:custom-shape text:anchor-type="paragraph" draw:z-index="0" draw:name="Врезка1" draw:style-name="gr1" draw:text-style-name="P41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4">Название:</text:p></draw:text-box></draw:frame></text:h>
      <text:h text:style-name="P25" text:outline-level="1"><text:span text:style-name="T8">Наследование </text:span></text:h>
      <text:h text:style-name="P23" text:outline-level="1"/>
      <text:p text:style-name="P13"><text:span text:style-name="T9">Дисциплина: </text:span><text:span text:style-name="T13">Объектно-ориентированное программирование</text:span></text:p>
      <text:p text:style-name="P18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37">ИУ6-2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<text:span text:style-name="T11"><text:s text:c="3"/></text:span><text:span text:style-name="T12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8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4">Москва, 2020</text:p>
      <text:p text:style-name="P30"><text:soft-page-break/>Задание</text:p>
      <text:p text:style-name="P39"><text:span text:style-name="T3">Разработать и реализовать иерархию классов для описанных объектов предметной области, используя механизмы наследования. </text:span><text:span text:style-name="T2">Протестировать все методы каждого класса</text:span><text:span text:style-name="T3">. </text:span><text:span text:style-name="T2">Все поля классов должны быть скрытыми (private) или защищенными (protected). Методы не должны содержать операций ввода/вывода, за исключением процедуры, единственной задачей которой является вывод информации об объекте на экран.</text:span></text:p>
      <text:p text:style-name="P40">Объект – шахматная фигура. Поля: цвет фигуры (белый, черный) и координаты клетки шахматной доски, на которой она стоит. Методы: процедура инициализации, процедура вывода информации о фигуре на экран и функция, определяющая, совпадает ли цвет фигуры с цветом клетки, на которой она стоит.</text:p>
      <text:p text:style-name="P38">Объект – слон (шахматная фигура). Поля: цвет фигуры и координаты клетки, на которой она стоит. Методы: процедура инициализации, процедура вывода информации о фигуре на экран и функция, которая по координатам другой клетки шахматной доски определяет, находится ли она под ударом слона.</text:p>
      <text:p text:style-name="P30">Исходный код</text:p>
      <text:p text:style-name="P31">Файл main.cpp</text:p>
      <text:p text:style-name="P35">#include &lt;iostream&gt;</text:p>
      <text:p text:style-name="P35">#include &lt;string&gt;</text:p>
      <text:p text:style-name="P35">#include "Piece.h"</text:p>
      <text:p text:style-name="P35">#include "Elephant.h"</text:p>
      <text:p text:style-name="P35"><text:s/></text:p>
      <text:p text:style-name="P35">int main() </text:p>
      <text:p text:style-name="P35">{ </text:p>
      <text:p text:style-name="P35"><text:s text:c="4"/>Elephant pi;</text:p>
      <text:p text:style-name="P35"><text:s text:c="4"/>pi.Init(true, 2, 2);</text:p>
      <text:p text:style-name="P35"><text:s text:c="4"/>pi.Print();</text:p>
      <text:p text:style-name="P35"><text:s text:c="4"/>std::cout&lt;&lt;pi.CheckColor()&lt;&lt;std::endl;</text:p>
      <text:p text:style-name="P35"><text:s text:c="4"/>std::cout&lt;&lt;pi.CheckPlace(3,3)&lt;&lt;std::endl;</text:p>
      <text:p text:style-name="P35"><text:s text:c="4"/>return 0; </text:p>
      <text:p text:style-name="P35">}</text:p>
      <text:p text:style-name="P35"/>
      <text:p text:style-name="P31">Файл Piece.<text:span text:style-name="T14">h</text:span> </text:p>
      <text:p text:style-name="P35">#pragma once</text:p>
      <text:p text:style-name="P35">class Piece</text:p>
      <text:p text:style-name="P35">{</text:p>
      <text:p text:style-name="P35">protected:</text:p>
      <text:p text:style-name="P35"><text:tab/>bool white;</text:p>
      <text:p text:style-name="P35"><text:tab/>int x,y;</text:p>
      <text:p text:style-name="P35">public:</text:p>
      <text:p text:style-name="P35"><text:tab/>void Init(bool white, int x, int y);</text:p>
      <text:p text:style-name="P35"><text:tab/>void Print();</text:p>
      <text:p text:style-name="P35"><text:tab/>bool CheckColor();</text:p>
      <text:p text:style-name="P35">};</text:p>
      <text:p text:style-name="P32"><text:soft-page-break/>Файл Piece.<text:span text:style-name="T15">cpp</text:span></text:p>
      <text:p text:style-name="P35">#include "Piece.h"</text:p>
      <text:p text:style-name="P35">#include &lt;iostream&gt;</text:p>
      <text:p text:style-name="P35"/>
      <text:p text:style-name="P35">void Piece::Init(bool white, int x, int y)</text:p>
      <text:p text:style-name="P35">{</text:p>
      <text:p text:style-name="P35"><text:tab/>this-&gt;white = white;</text:p>
      <text:p text:style-name="P35"><text:tab/>this-&gt;x <text:tab/>= x;</text:p>
      <text:p text:style-name="P35"><text:tab/>this-&gt;y <text:tab/>= y;</text:p>
      <text:p text:style-name="P35">}</text:p>
      <text:p text:style-name="P35"/>
      <text:p text:style-name="P35">void Piece::Print()</text:p>
      <text:p text:style-name="P35">{</text:p>
      <text:p text:style-name="P35"><text:tab/>if (white)</text:p>
      <text:p text:style-name="P35"><text:tab/>{</text:p>
      <text:p text:style-name="P35"><text:tab/><text:tab/>std::cout&lt;&lt;"white\t";</text:p>
      <text:p text:style-name="P35"><text:tab/>}</text:p>
      <text:p text:style-name="P35"><text:tab/>else</text:p>
      <text:p text:style-name="P35"><text:tab/>{</text:p>
      <text:p text:style-name="P35"><text:tab/><text:tab/>std::cout&lt;&lt;"black\t";<text:tab/></text:p>
      <text:p text:style-name="P35"><text:tab/>}</text:p>
      <text:p text:style-name="P35"><text:tab/>std::cout&lt;&lt;"x:"&lt;&lt;this-&gt;x&lt;&lt;" | y:"&lt;&lt;this-&gt;y&lt;&lt;std::endl;</text:p>
      <text:p text:style-name="P35">}</text:p>
      <text:p text:style-name="P35"/>
      <text:p text:style-name="P35">bool Piece::CheckColor()</text:p>
      <text:p text:style-name="P35">{</text:p>
      <text:p text:style-name="P35"><text:tab/>if (((this-&gt;x+this-&gt;y)%2 == 0) &amp;&amp; <text:s/>(this-&gt;white)) return true;</text:p>
      <text:p text:style-name="P35"><text:tab/>if (((this-&gt;x+this-&gt;y)%2 == 1) &amp;&amp; !(this-&gt;white)) return true;</text:p>
      <text:p text:style-name="P35"><text:tab/>return false;</text:p>
      <text:p text:style-name="P35">}</text:p>
      <text:p text:style-name="P35"/>
      <text:p text:style-name="P33">Файл <text:s/>Elephant.<text:span text:style-name="T16">h</text:span></text:p>
      <text:p text:style-name="P35">#pragma once</text:p>
      <text:p text:style-name="P35"/>
      <text:p text:style-name="P35">#include "Piece.h"</text:p>
      <text:p text:style-name="P35"/>
      <text:p text:style-name="P35">class Elephant : public Piece</text:p>
      <text:p text:style-name="P35">{</text:p>
      <text:p text:style-name="P35">public:</text:p>
      <text:p text:style-name="P35"><text:tab/>bool CheckPlace(int x, int y);</text:p>
      <text:p text:style-name="P35">};</text:p>
      <text:p text:style-name="P35"/>
      <text:p text:style-name="P35"/>
      <text:p text:style-name="P35"/>
      <text:p text:style-name="P34"><text:soft-page-break/>Файл Elephant.<text:span text:style-name="T17">cpp</text:span></text:p>
      <text:p text:style-name="P35">#include "Elephant.h"</text:p>
      <text:p text:style-name="P35"/>
      <text:p text:style-name="P35">bool Elephant::CheckPlace(int x, int y)</text:p>
      <text:p text:style-name="P35">{</text:p>
      <text:p text:style-name="P35"><text:tab/>if ((this-&gt;x - x) == (this-&gt;y - y))</text:p>
      <text:p text:style-name="P35"><text:tab/>{</text:p>
      <text:p text:style-name="P35"><text:tab/><text:tab/>return true;</text:p>
      <text:p text:style-name="P35"><text:tab/>}</text:p>
      <text:p text:style-name="P35"><text:tab/>else if ((this-&gt;x + this-&gt;y) == (x + y))</text:p>
      <text:p text:style-name="P35"><text:tab/>{</text:p>
      <text:p text:style-name="P35"><text:tab/><text:tab/>return true;</text:p>
      <text:p text:style-name="P35"><text:tab/>}</text:p>
      <text:p text:style-name="P35"><text:tab/>return false;</text:p>
      <text:p text:style-name="P35">}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бычный_20_текст" style:display-name="Обычный текст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3-02T12:59:37.653276906</dc:date>
    <meta:editing-duration>PT9M19S</meta:editing-duration>
    <meta:editing-cycles>14</meta:editing-cycles>
    <meta:generator>LibreOffice/6.3.4.2$Linux_X86_64 LibreOffice_project/30$Build-2</meta:generator>
    <meta:document-statistic meta:table-count="3" meta:image-count="1" meta:object-count="0" meta:page-count="4" meta:paragraph-count="108" meta:word-count="371" meta:character-count="2825" meta:non-whitespace-character-count="2483"/>
  </office:meta>
</office:document-meta>
</file>